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6.791cm" style:rel-column-width="21845*"/>
    </style:style>
    <style:style style:name="Tableau2.A1" style:family="table-cell">
      <style:table-cell-properties fo:background-color="#ff7b59" fo:padding="0.097cm" fo:border="0.05pt solid #000000">
        <style:background-image/>
      </style:table-cell-properties>
    </style:style>
    <style:style style:name="Tableau2.A2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70d5c6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70d5c6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9919e" officeooo:paragraph-rsid="0079919e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76c143" style:font-size-asian="12.6000003814697pt" style:font-weight-asian="bold" style:font-size-complex="14.399999618530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d1bb2" officeooo:paragraph-rsid="007d1bb2" style:font-size-asian="12.6000003814697pt" style:font-weight-asian="bold" style:font-size-complex="14.399999618530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1b583" officeooo:paragraph-rsid="0081b583" style:font-size-asian="12.6000003814697pt" style:font-weight-asian="bold" style:font-size-complex="14.3999996185303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78a77c" officeooo:paragraph-rsid="0078a77c" style:font-size-asian="12.6000003814697pt" style:font-style-asian="italic" style:font-weight-asian="normal" style:font-size-complex="14.3999996185303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804902" officeooo:paragraph-rsid="00804902" style:font-size-asian="12.6000003814697pt" style:font-style-asian="italic" style:font-weight-asian="normal" style:font-size-complex="14.3999996185303pt" style:font-style-complex="italic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7b81b4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7d1bb2" officeooo:paragraph-rsid="008702c1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7d1bb2" officeooo:paragraph-rsid="0087af15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d1bb2" officeooo:paragraph-rsid="008702c1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d1bb2" officeooo:paragraph-rsid="007d1bb2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d1bb2" officeooo:paragraph-rsid="008eb1d6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76c143" officeooo:paragraph-rsid="0076c143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76c143" officeooo:paragraph-rsid="0080dec9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86e43" officeooo:paragraph-rsid="008eb1d6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9f3d1" officeooo:paragraph-rsid="0089f3d1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ba94a" officeooo:paragraph-rsid="008ba94a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ba94a" officeooo:paragraph-rsid="008ba94a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dc6e5" officeooo:paragraph-rsid="008dc6e5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eb1d6" officeooo:paragraph-rsid="008eb1d6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b81b4" officeooo:paragraph-rsid="007b81b4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officeooo:paragraph-rsid="007381a0"/>
    </style:style>
    <style:style style:name="P26" style:family="paragraph" style:parent-style-name="Standard">
      <style:text-properties officeooo:paragraph-rsid="0079919e"/>
    </style:style>
    <style:style style:name="T1" style:family="text">
      <style:text-properties fo:font-size="9pt" style:text-underline-style="none" fo:font-weight="normal" officeooo:rsid="0063a8a1" style:font-size-asian="9pt" style:font-weight-asian="normal" style:font-size-complex="9pt" style:font-weight-complex="normal"/>
    </style:style>
    <style:style style:name="T2" style:family="text">
      <style:text-properties officeooo:rsid="00756d5a"/>
    </style:style>
    <style:style style:name="T3" style:family="text">
      <style:text-properties officeooo:rsid="007788e3"/>
    </style:style>
    <style:style style:name="T4" style:family="text">
      <style:text-properties officeooo:rsid="007d2e0f"/>
    </style:style>
    <style:style style:name="T5" style:family="text">
      <style:text-properties officeooo:rsid="007f2e0e"/>
    </style:style>
    <style:style style:name="T6" style:family="text">
      <style:text-properties officeooo:rsid="0080cd0d"/>
    </style:style>
    <style:style style:name="T7" style:family="text">
      <style:text-properties officeooo:rsid="0080dec9"/>
    </style:style>
    <style:style style:name="T8" style:family="text">
      <style:text-properties officeooo:rsid="00835b37"/>
    </style:style>
    <style:style style:name="T9" style:family="text">
      <style:text-properties officeooo:rsid="00851b3e"/>
    </style:style>
    <style:style style:name="T10" style:family="text">
      <style:text-properties officeooo:rsid="008621d9"/>
    </style:style>
    <style:style style:name="T11" style:family="text">
      <style:text-properties officeooo:rsid="008ba94a"/>
    </style:style>
    <style:style style:name="T12" style:family="text">
      <style:text-properties officeooo:rsid="008d2b6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906b28" style:font-weight-asian="bold" style:font-weight-complex="bold"/>
    </style:style>
    <style:style style:name="T15" style:family="text">
      <style:text-properties officeooo:rsid="00935f62"/>
    </style:style>
    <style:style style:name="T16" style:family="text">
      <style:text-properties officeooo:rsid="0093d0f8"/>
    </style:style>
    <style:style style:name="T17" style:family="text">
      <style:text-properties officeooo:rsid="00953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 table:number-columns-repeated="3"/>
        <table:table-row table:style-name="TableLine94808414326144">
          <table:table-cell table:style-name="Tableau2.A1" table:number-columns-spanned="3" office:value-type="string">
            <text:p text:style-name="P4">Activité 3: Les atomes dans les transformations chimiques.</text:p>
            <text:p text:style-name="P25">Objectifs : <text:span text:style-name="T1">Savoir ce que signifie une transformation chimique aux niveau des atomes.</text:span></text:p>
          </table:table-cell>
          <table:covered-table-cell/>
          <table:covered-table-cell/>
        </table:table-row>
        <table:table-row table:style-name="TableLine94808405249200">
          <table:table-cell table:style-name="Tableau2.A2" table:number-columns-spanned="3" office:value-type="string">
            <text:p text:style-name="P1">Matériel</text:p>
          </table:table-cell>
          <table:covered-table-cell/>
          <table:covered-table-cell/>
        </table:table-row>
        <table:table-row table:style-name="TableLine94808405250112">
          <table:table-cell table:style-name="Tableau2.A3" table:number-columns-spanned="3" office:value-type="string">
            <text:p text:style-name="P10">Modèle<text:span text:style-name="T2">s</text:span> moléculaires. <text:span text:style-name="T3">Coups de pouce. </text:span><text:span text:style-name="T5">Correction.pdf</text:span></text:p>
          </table:table-cell>
          <table:covered-table-cell/>
          <table:covered-table-cell/>
        </table:table-row>
        <table:table-row table:style-name="TableLine94808405251072">
          <table:table-cell table:style-name="Tableau2.A2" table:number-columns-spanned="3" office:value-type="string">
            <text:p text:style-name="P2">déroulement de la séance</text:p>
          </table:table-cell>
          <table:covered-table-cell/>
          <table:covered-table-cell/>
        </table:table-row>
        <table:table-row table:style-name="TableLine94808405251664">
          <table:table-cell table:style-name="Tableau2.A5" office:value-type="string">
            <text:p text:style-name="P5">Déroulement</text:p>
          </table:table-cell>
          <table:table-cell table:style-name="Tableau2.B5" office:value-type="string">
            <text:p text:style-name="P5">Modalité</text:p>
          </table:table-cell>
          <table:table-cell table:style-name="Tableau2.C5" office:value-type="string">
            <text:p text:style-name="P5">Temps</text:p>
          </table:table-cell>
        </table:table-row>
        <table:table-row table:style-name="TableLine94808405253376">
          <table:table-cell table:style-name="Tableau2.A6" table:number-columns-spanned="3" office:value-type="string">
            <text:p text:style-name="P8">Pendant la séance d'aujourd'hui nous allons travailler par groupe. On va procéder en deux étapes, pour la première il faut répondre aux questions 1 à 5 puis nous corrigerons, vous devez continuer les questions dans l'ordre si vous finissez l'étape une en avance ?</text:p>
          </table:table-cell>
          <table:covered-table-cell/>
          <table:covered-table-cell/>
        </table:table-row>
        <table:table-row table:style-name="TableLine94808405254480">
          <table:table-cell table:style-name="Tableau2.A8" office:value-type="string">
            <text:p text:style-name="P16">Question 1 à 5</text:p>
          </table:table-cell>
          <table:table-cell table:style-name="Tableau2.B8" office:value-type="string">
            <text:p text:style-name="P5">En groupe de 4 ou 5</text:p>
          </table:table-cell>
          <table:table-cell table:style-name="Tableau2.C8" office:value-type="string">
            <text:p text:style-name="P5"><text:span text:style-name="T16">2</text:span>0 min</text:p>
          </table:table-cell>
        </table:table-row>
        <table:table-row table:style-name="TableLine94808405256576">
          <table:table-cell table:style-name="Tableau2.A8" office:value-type="string">
            <text:p text:style-name="P11">Correction </text:p>
            <text:p text:style-name="P13">orale Q1</text:p>
            <text:p text:style-name="P14">Q2 <text:span text:style-name="T4">et Q3 </text:span>avec les modèles</text:p>
          </table:table-cell>
          <table:table-cell table:style-name="Tableau2.B8" office:value-type="string">
            <text:p text:style-name="P5"/>
          </table:table-cell>
          <table:table-cell table:style-name="Tableau2.C8" office:value-type="string">
            <text:p text:style-name="P6">1 min</text:p>
          </table:table-cell>
        </table:table-row>
        <table:table-row table:style-name="TableLine94808405257552">
          <table:table-cell table:style-name="Tableau2.A9" table:number-columns-spanned="3" office:value-type="string">
            <text:p text:style-name="P9">On passe à la deuxième étape, toujours en groupe il faut répondre aux questions 6 à 14, <text:span text:style-name="T6">si vous terminez avant les autres groupes vous devez commencer la partie pour aller plus loin.</text:span></text:p>
          </table:table-cell>
          <table:covered-table-cell/>
          <table:covered-table-cell/>
        </table:table-row>
        <table:table-row table:style-name="TableLine94808405258896">
          <table:table-cell table:style-name="Tableau2.A12" office:value-type="string">
            <text:p text:style-name="P17">Question <text:span text:style-name="T7">6 à 14</text:span></text:p>
          </table:table-cell>
          <table:table-cell table:style-name="Tableau2.B12" office:value-type="string">
            <text:p text:style-name="P5"/>
          </table:table-cell>
          <table:table-cell table:style-name="Tableau2.C12" office:value-type="string">
            <text:p text:style-name="P7"><text:span text:style-name="T17">4</text:span><text:span text:style-name="T9">5</text:span> <text:span text:style-name="T8">min</text:span></text:p>
          </table:table-cell>
        </table:table-row>
        <table:table-row table:style-name="TableLine94808405261664">
          <table:table-cell table:style-name="Tableau2.A12" office:value-type="string">
            <text:p text:style-name="P12">Correction </text:p>
            <text:p text:style-name="P15"><text:span text:style-name="T10">Q6,7 </text:span>orale </text:p>
            <text:p text:style-name="P18">Q8,9 avec les modèles </text:p>
            <text:p text:style-name="P19">orale le problème et la solution était ?</text:p>
            <text:p text:style-name="P23">Q10 <text:span text:style-name="T13">noter </text:span><text:span text:style-name="T14">les coefficients stoech.</text:span></text:p>
          </table:table-cell>
          <table:table-cell table:style-name="Tableau2.B12" office:value-type="string">
            <text:p text:style-name="P5"/>
          </table:table-cell>
          <table:table-cell table:style-name="Tableau2.C12" office:value-type="string">
            <text:p text:style-name="P7"/>
          </table:table-cell>
        </table:table-row>
        <table:table-row table:style-name="TableLine94808405262528">
          <table:table-cell table:style-name="Tableau2.A12" office:value-type="string">
            <text:p text:style-name="P20">Pour aller plus loin :</text:p>
            <text:p text:style-name="P21">Q1<text:span text:style-name="T12">6</text:span> : C₂H₄ + 3 O₂ → 2 CO₂ <text:span text:style-name="T15">+ 2 H₂O</text:span></text:p>
            <text:p text:style-name="P22">Q17 : <text:span text:style-name="T11">C₃H₈ + </text:span>5<text:span text:style-name="T11"> O₂ → </text:span>3<text:span text:style-name="T11"> CO₂ </text:span><text:span text:style-name="T15">+ 4 H₂O</text:span></text:p>
          </table:table-cell>
          <table:table-cell table:style-name="Tableau2.B12" office:value-type="string">
            <text:p text:style-name="P5"/>
          </table:table-cell>
          <table:table-cell table:style-name="Tableau2.C12" office:value-type="string">
            <text:p text:style-name="P7"/>
          </table:table-cell>
        </table:table-row>
        <table:table-row table:style-name="TableLine94808405263504">
          <table:table-cell table:style-name="Tableau2.A2" table:number-columns-spanned="3" office:value-type="string">
            <text:p text:style-name="P3">Devoirs</text:p>
          </table:table-cell>
          <table:covered-table-cell/>
          <table:covered-table-cell/>
        </table:table-row>
        <table:table-row table:style-name="TableLine94808405264368">
          <table:table-cell table:style-name="Tableau2.A14" table:number-columns-spanned="3" office:value-type="string">
            <text:p text:style-name="P24">Exercice 4</text:p>
          </table:table-cell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6M14S</meta:editing-duration>
    <meta:editing-cycles>54</meta:editing-cycles>
    <meta:generator>LibreOffice/7.0.4.2$Linux_X86_64 LibreOffice_project/00$Build-2</meta:generator>
    <meta:creation-date>2021-02-11T10:59:54.903285377</meta:creation-date>
    <meta:initial-creator>J Cercy</meta:initial-creator>
    <dc:date>2021-03-09T22:03:09.567935770</dc:date>
    <dc:creator>J Cercy</dc:creator>
    <meta:document-statistic meta:table-count="1" meta:image-count="0" meta:object-count="0" meta:page-count="1" meta:paragraph-count="29" meta:word-count="207" meta:character-count="1028" meta:non-whitespace-character-count="860"/>
  </office:meta>
</office:document-meta>
</file>